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7cm" style:rel-column-width="6553*"/>
    </style:style>
    <style:style style:name="Table2.1" style:family="table-row">
      <style:table-row-properties style:min-row-height="0.609cm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08a018" officeooo:paragraph-rsid="0008a018"/>
    </style:style>
    <style:style style:name="P2" style:family="paragraph" style:parent-style-name="Standard">
      <style:text-properties officeooo:paragraph-rsid="0008a018"/>
    </style:style>
    <style:style style:name="P3" style:family="paragraph" style:parent-style-name="Standard">
      <style:text-properties fo:color="#355269" fo:font-style="italic" officeooo:rsid="0008a018" officeooo:paragraph-rsid="0008a018" style:font-style-asian="italic" style:font-style-complex="italic"/>
    </style:style>
    <style:style style:name="P4" style:family="paragraph" style:parent-style-name="Standard">
      <style:text-properties fo:color="#355269" fo:font-style="italic" officeooo:rsid="000a409c" officeooo:paragraph-rsid="000a409c" style:font-style-asian="italic" style:font-style-complex="italic"/>
    </style:style>
    <style:style style:name="P5" style:family="paragraph" style:parent-style-name="Standard">
      <style:text-properties officeooo:rsid="000a409c" officeooo:paragraph-rsid="000a409c"/>
    </style:style>
    <style:style style:name="P6" style:family="paragraph" style:parent-style-name="Standard" style:list-style-name="L1">
      <style:text-properties officeooo:paragraph-rsid="000aa1c7"/>
    </style:style>
    <style:style style:name="P7" style:family="paragraph" style:parent-style-name="Standard">
      <style:text-properties officeooo:paragraph-rsid="000aa1c7"/>
    </style:style>
    <style:style style:name="P8" style:family="paragraph" style:parent-style-name="Standard">
      <style:text-properties officeooo:rsid="000acfc6" officeooo:paragraph-rsid="000acfc6"/>
    </style:style>
    <style:style style:name="P9" style:family="paragraph" style:parent-style-name="Table_20_Contents">
      <style:text-properties officeooo:rsid="000aa1c7" officeooo:paragraph-rsid="000aa1c7"/>
    </style:style>
    <style:style style:name="P10" style:family="paragraph">
      <loext:graphic-properties draw:fill="none" draw:fill-color="#ffffff"/>
      <style:text-properties fo:color="#c9211e" fo:background-color="#ffff00"/>
    </style:style>
    <style:style style:name="T1" style:family="text">
      <style:text-properties officeooo:rsid="0008a018"/>
    </style:style>
    <style:style style:name="T2" style:family="text">
      <style:text-properties fo:color="#355269" fo:font-style="italic" style:font-style-asian="italic" style:font-style-complex="italic"/>
    </style:style>
    <style:style style:name="T3" style:family="text">
      <style:text-properties fo:color="#355269" fo:font-style="italic" officeooo:rsid="000aa1c7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5b277d" draw:fill="none" draw:fill-color="#ffffff" fo:min-height="1.667cm" style:run-through="back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s</text:p>
      <text:p text:style-name="P1">-&gt;a collection of similar types of data </text:p>
      <text:p text:style-name="P1">Arrays datatype[] = it can be int,char,double,......,objects</text:p>
      <text:p text:style-name="P1"/>
      <text:p text:style-name="P1">How many elements can it hold ??</text:p>
      <text:p text:style-name="P1">To define the no. Of element that an array can hold , we have to allocate memory for the array in java</text:p>
      <text:p text:style-name="P1"/>
      <text:p text:style-name="P5">h</text:p>
      <text:p text:style-name="P2">//<text:span text:style-name="T1">declaring an array </text:span></text:p>
      <text:p text:style-name="P1">double[] data ;</text:p>
      <text:p text:style-name="P1">data = new double[10];//allocate memory</text:p>
      <text:p text:style-name="P1"/>
      <text:p text:style-name="P1">OR</text:p>
      <text:p text:style-name="P1"/>
      <text:p text:style-name="P1">double[] data = new double[10]</text:p>
      <text:p text:style-name="P1"/>
      <text:p text:style-name="P1"/>
      <text:p text:style-name="P1">Initialize an array </text:p>
      <text:p text:style-name="P1"/>
      <table:table table:name="Table1" table:style-name="Table1">
        <table:table-column table:style-name="Table1.A" table:number-columns-repeated="10"/>
        <table:table-row table:style-name="TableLine942855593825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><draw:frame text:anchor-type="paragraph" draw:z-index="0" draw:name="Shape1" draw:style-name="gr1" draw:text-style-name="P10" svg:width="14.817cm" svg:height="1.668cm" svg:x="-0.37cm" svg:y="0.568cm"><draw:text-box><text:p/></draw:text-box></draw:frame></text:p>
      <text:p text:style-name="P4">1 . initialize array using declaration </text:p>
      <text:p text:style-name="P4">int [] age = {12,4,5,2,5}</text:p>
      <text:p text:style-name="P4"/>
      <text:p text:style-name="P4">*In java array, each memory location is </text:p>
      <text:p text:style-name="P4">associated with a number.</text:p>
      <text:p text:style-name="P4">The number is known as an array index</text:p>
      <text:p text:style-name="P4"/>
      <text:p text:style-name="P4">2. using indexes</text:p>
      <text:p text:style-name="P4">int [] age = new int[5]</text:p>
      <text:p text:style-name="P4">age[0] = 12;</text:p>
      <text:p text:style-name="P4">age[1] = 4;</text:p>
      <text:p text:style-name="P4">age[2] = 5; <text:s/></text:p>
      <text:p text:style-name="P4"/>
      <text:p text:style-name="P4">age[0]age[1] <text:s text:c="3"/></text:p>
      <table:table table:name="Table2" table:style-name="Table2">
        <table:table-column table:style-name="Table2.A" table:number-columns-repeated="10"/>
        <table:table-row table:style-name="Table2.1">
          <table:table-cell table:style-name="Table2.A1" office:value-type="string">
            <text:p text:style-name="P9">12</text:p>
          </table:table-cell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4">0 <text:s text:c="14"/>1 <text:s text:c="12"/>2 <text:s text:c="13"/>3 <text:s text:c="13"/>4</text:p>
      <text:p text:style-name="P4"/>
      <text:p text:style-name="P4">age [0,4]</text:p>
      <text:p text:style-name="P4">size = n</text:p>
      <text:p text:style-name="P4">indexes = [0,n-1]</text:p>
      <text:p text:style-name="P4"/>
      <text:list xml:id="list2227942428" text:style-name="L1">
        <text:list-item>
          <text:p text:style-name="P6"><text:span text:style-name="T3">each column of 2 <text:s/>bytes and if first column has address 500 then third adress will be 504 i.e 500 <text:s/>+ 2*2 = 504 </text:span></text:p>
        </text:list-item>
      </text:list>
      <text:p text:style-name="P7"><text:span text:style-name="T3"><text:s/>array is consant you can not write more then then array size in future it is fixed</text:span></text:p>
      <text:p text:style-name="P7"><text:span text:style-name="T3"/></text:p>
      <text:p text:style-name="P7"><text:span text:style-name="T3"/></text:p>
      <text:p text:style-name="P8"><text:span text:style-name="T3">s</text:span><text:span text:style-name="T2">wapping end af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12:12:22.607449306</meta:creation-date>
    <dc:date>2023-10-27T13:26:11.970041604</dc:date>
    <meta:editing-duration>PT54S</meta:editing-duration>
    <meta:editing-cycles>1</meta:editing-cycles>
    <meta:document-statistic meta:table-count="2" meta:image-count="0" meta:object-count="0" meta:page-count="1" meta:paragraph-count="35" meta:word-count="177" meta:character-count="939" meta:non-whitespace-character-count="731"/>
    <meta:generator>LibreOffice/6.4.7.2$Linux_X86_64 LibreOffice_project/40$Build-2</meta:generator>
  </office:meta>
</office:document-meta>
</file>